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79c0ff" loext:opacity="100%" style:font-name="Consolas" fo:font-size="10.5pt" fo:font-weight="bold" fo:background-color="#0d1117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e6edf3" loext:opacity="100%" style:font-name="Consolas" fo:font-size="10.5pt" fo:font-weight="bold" fo:background-color="#0d1117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e6edf3" loext:opacity="100%" style:font-name="Consolas" fo:font-size="10.5pt" fo:font-weight="normal" fo:background-color="#0d1117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e6edf3" loext:opacity="100%" style:font-name="Consolas" fo:font-size="10.5pt" fo:font-weight="normal" officeooo:paragraph-rsid="001c4d16" fo:background-color="#0d1117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e6edf3" loext:opacity="100%" style:font-name="Consolas" fo:font-size="10.5pt" fo:font-weight="normal" officeooo:rsid="001b979a" officeooo:paragraph-rsid="001c4d16" fo:background-color="#0d1117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e6edf3" loext:opacity="100%" style:font-name="Consolas" fo:font-size="10.5pt" fo:font-weight="normal" officeooo:paragraph-rsid="002b2c66" fo:background-color="#0d1117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e6edf3" loext:opacity="100%" style:font-name="Consolas" fo:font-size="10.5pt" fo:font-weight="normal" officeooo:paragraph-rsid="0007db46" fo:background-color="#0d1117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2a33ed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e6edf3" loext:opacity="100%" style:font-name="Consolas" fo:font-size="10.5pt" fo:font-weight="normal" officeooo:paragraph-rsid="002e054a" fo:background-color="#0d1117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32a81a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officeooo:rsid="003abc58" officeooo:paragraph-rsid="003abc58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officeooo:rsid="0035d65a" officeooo:paragraph-rsid="0039d4cb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officeooo:rsid="003c9c98" officeooo:paragraph-rsid="003c9c98"/>
    </style:style>
    <style:style style:name="T1" style:family="text">
      <style:text-properties officeooo:rsid="00103703"/>
    </style:style>
    <style:style style:name="T2" style:family="text">
      <style:text-properties officeooo:rsid="001161be"/>
    </style:style>
    <style:style style:name="T3" style:family="text">
      <style:text-properties officeooo:rsid="00122aea"/>
    </style:style>
    <style:style style:name="T4" style:family="text">
      <style:text-properties officeooo:rsid="0013ec37"/>
    </style:style>
    <style:style style:name="T5" style:family="text">
      <style:text-properties officeooo:rsid="000d1464"/>
    </style:style>
    <style:style style:name="T6" style:family="text">
      <style:text-properties fo:color="#ffa657" loext:opacity="100%"/>
    </style:style>
    <style:style style:name="T7" style:family="text">
      <style:text-properties officeooo:rsid="00155a27"/>
    </style:style>
    <style:style style:name="T8" style:family="text">
      <style:text-properties officeooo:rsid="0016dc98"/>
    </style:style>
    <style:style style:name="T9" style:family="text">
      <style:text-properties officeooo:rsid="00189d96"/>
    </style:style>
    <style:style style:name="T10" style:family="text">
      <style:text-properties officeooo:rsid="0019c1f8"/>
    </style:style>
    <style:style style:name="T11" style:family="text">
      <style:text-properties fo:color="#ffa657" loext:opacity="100%" officeooo:rsid="001c4d16"/>
    </style:style>
    <style:style style:name="T12" style:family="text">
      <style:text-properties officeooo:rsid="001b979a"/>
    </style:style>
    <style:style style:name="T13" style:family="text">
      <style:text-properties officeooo:rsid="001c4d16"/>
    </style:style>
    <style:style style:name="T14" style:family="text">
      <style:text-properties officeooo:rsid="001ced13"/>
    </style:style>
    <style:style style:name="T15" style:family="text">
      <style:text-properties officeooo:rsid="001d17f8"/>
    </style:style>
    <style:style style:name="T16" style:family="text">
      <style:text-properties officeooo:rsid="001d9ada"/>
    </style:style>
    <style:style style:name="T17" style:family="text">
      <style:text-properties officeooo:rsid="003297c0"/>
    </style:style>
    <style:style style:name="T18" style:family="text">
      <style:text-properties officeooo:rsid="0031af38"/>
    </style:style>
    <style:style style:name="T19" style:family="text">
      <style:text-properties officeooo:rsid="002e6402"/>
    </style:style>
    <style:style style:name="T20" style:family="text">
      <style:text-properties officeooo:rsid="002fb368"/>
    </style:style>
    <style:style style:name="T21" style:family="text">
      <style:text-properties officeooo:rsid="001f13b1"/>
    </style:style>
    <style:style style:name="T22" style:family="text">
      <style:text-properties officeooo:rsid="00207bf1"/>
    </style:style>
    <style:style style:name="T23" style:family="text">
      <style:text-properties officeooo:rsid="0021a265"/>
    </style:style>
    <style:style style:name="T24" style:family="text">
      <style:text-properties officeooo:rsid="0036261a"/>
    </style:style>
    <style:style style:name="T25" style:family="text">
      <style:text-properties officeooo:rsid="00229754"/>
    </style:style>
    <style:style style:name="T26" style:family="text">
      <style:text-properties officeooo:rsid="00235269"/>
    </style:style>
    <style:style style:name="T27" style:family="text">
      <style:text-properties officeooo:rsid="002c5ff5"/>
    </style:style>
    <style:style style:name="T28" style:family="text">
      <style:text-properties officeooo:rsid="0022be67"/>
    </style:style>
    <style:style style:name="T29" style:family="text">
      <style:text-properties officeooo:rsid="002b2c66"/>
    </style:style>
    <style:style style:name="T30" style:family="text">
      <style:text-properties officeooo:rsid="00245cf1"/>
    </style:style>
    <style:style style:name="T31" style:family="text">
      <style:text-properties officeooo:rsid="0028c023"/>
    </style:style>
    <style:style style:name="T32" style:family="text">
      <style:text-properties officeooo:rsid="00254282"/>
    </style:style>
    <style:style style:name="T33" style:family="text">
      <style:text-properties officeooo:rsid="0037fbc5"/>
    </style:style>
    <style:style style:name="T34" style:family="text">
      <style:text-properties officeooo:rsid="002739e1"/>
    </style:style>
    <style:style style:name="T35" style:family="text">
      <style:text-properties fo:color="#ffa657" loext:opacity="100%" officeooo:rsid="002b2c66"/>
    </style:style>
    <style:style style:name="T36" style:family="text">
      <style:text-properties officeooo:rsid="002a33ed"/>
    </style:style>
    <style:style style:name="T37" style:family="text">
      <style:text-properties officeooo:rsid="003824a6"/>
    </style:style>
    <style:style style:name="T38" style:family="text">
      <style:text-properties fo:color="#ffa657" loext:opacity="100%" style:font-name="Consolas" fo:font-size="10.5pt" fo:font-weight="normal" officeooo:rsid="002b2c66" fo:background-color="#0d1117" loext:char-shading-value="0"/>
    </style:style>
    <style:style style:name="T39" style:family="text">
      <style:text-properties fo:color="#ffa657" loext:opacity="100%" style:font-name="Consolas" fo:font-size="10.5pt" fo:font-weight="normal" officeooo:rsid="00245cf1" fo:background-color="#0d1117" loext:char-shading-value="0"/>
    </style:style>
    <style:style style:name="T40" style:family="text">
      <style:text-properties fo:color="#e6edf3" loext:opacity="100%" style:font-name="Consolas" fo:font-size="10.5pt" fo:font-weight="normal" officeooo:rsid="00245cf1" fo:background-color="#0d1117" loext:char-shading-value="0"/>
    </style:style>
    <style:style style:name="T41" style:family="text">
      <style:text-properties fo:color="#e6edf3" loext:opacity="100%" style:font-name="Consolas" fo:font-size="10.5pt" fo:font-weight="normal" officeooo:rsid="002a33ed" fo:background-color="#0d1117" loext:char-shading-value="0"/>
    </style:style>
    <style:style style:name="T42" style:family="text">
      <style:text-properties fo:color="#e6edf3" loext:opacity="100%" style:font-name="Consolas" fo:font-size="10.5pt" fo:font-weight="normal" officeooo:rsid="002a6ab1" fo:background-color="#0d1117" loext:char-shading-value="0"/>
    </style:style>
    <style:style style:name="T43" style:family="text">
      <style:text-properties fo:color="#ffa657" loext:opacity="100%" officeooo:rsid="002e054a"/>
    </style:style>
    <style:style style:name="T44" style:family="text">
      <style:text-properties fo:color="#ffa657" loext:opacity="100%" officeooo:rsid="00245cf1"/>
    </style:style>
    <style:style style:name="T45" style:family="text">
      <style:text-properties officeooo:rsid="002e054a"/>
    </style:style>
    <style:style style:name="T46" style:family="text">
      <style:text-properties fo:color="#ffa657" loext:opacity="100%" officeooo:rsid="0032a81a"/>
    </style:style>
    <style:style style:name="T47" style:family="text">
      <style:text-properties officeooo:rsid="0032a81a"/>
    </style:style>
    <style:style style:name="T48" style:family="text">
      <style:text-properties officeooo:rsid="0033dc91"/>
    </style:style>
    <style:style style:name="T49" style:family="text">
      <style:text-properties officeooo:rsid="003c30e0"/>
    </style:style>
    <style:style style:name="T50" style:family="text">
      <style:text-properties fo:color="#ffa657" loext:opacity="100%" officeooo:rsid="0039d4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GELATO MÁGICO</text:p>
      <text:p text:style-name="P2">**Projeto de criação de <text:span text:style-name="T1">chatbot baseado em conteúdos de PDF</text:span>**</text:p>
      <text:p text:style-name="P3"/>
      <text:p text:style-name="P4">#So<text:span text:style-name="T2">u estudante de Engenharia de Software</text:span> <text:span text:style-name="T2">e estou me preparando para realizar meu TCC. Preciso estudar artigos em PDF para embasar minhas ideias, mas este trabalho é desafiador devido ao grande volume de informações </text:span><text:span text:style-name="T3">das quais devo encontrar conexões relevantes. </text:span><text:span text:style-name="T4">Tenho o objetivo de estruturar melhor minha pesquisa de modo a encontrar conexões pertinentes ao tema do meu TCC, utilizando como ferramenta inteligência artificial generativa construída no Azure Foundry.</text:span></text:p>
      <text:p text:style-name="P3"/>
      <text:p text:style-name="P4">Para tanto, vamos criar uma estrutura no Azure <text:span text:style-name="T4">Faundry</text:span> para elaborar, testar e validar nosso modelo. <text:span text:style-name="T5">P</text:span>rimeiro, precisamos preparar o ambiente de desenvolvimento deste projeto seguindo os seguintes passos:</text:p>
      <text:p text:style-name="P4"/>
      <text:p text:style-name="P4"><text:span text:style-name="T6">1.</text:span> Criar uma conta no Azure Machine Learning e criar um grupo de recursos em uma assinatura ativa</text:p>
      <text:p text:style-name="P4"><text:span text:style-name="T6">2.</text:span> Criar um <text:span text:style-name="T7">Hub de IA</text:span> que estará vinculado ao grupo de recuros que criei <text:span text:style-name="T8">Obs.: selecionar região: Sweden Central. </text:span><text:span text:style-name="T9">Criar ao clicar em Examinar + criar <text:s/></text:span><text:span text:style-name="T10">e, em seguida, clicar em Criar.</text:span></text:p>
      <text:p text:style-name="P5"><text:span text:style-name="T11">3</text:span><text:span text:style-name="T6">.</text:span> Criar <text:span text:style-name="T12">um projeto e </text:span><text:span text:style-name="T13">nomeá-lo.</text:span></text:p>
      <text:p text:style-name="P6"><text:span text:style-name="T11">4</text:span><text:span text:style-name="T6">.</text:span> <text:span text:style-name="T13">N</text:span>o menu → models + endpoints -&gt; deploy model, <text:span text:style-name="T13">escolher </text:span>um deploy base model (gpt-4o chat completition). Dar confirm e, no <text:span text:style-name="T13">customize -&gt;</text:span> settings : Deployment: Global Standard, Tokens per minute rate limit: 100k, clicar em Deploy</text:p>
      <text:p text:style-name="P5"><text:span text:style-name="T11">3</text:span><text:span text:style-name="T6">.</text:span> Criar <text:span text:style-name="T13">no mesmo caminho o text-embedding-3-large seguin</text:span><text:span text:style-name="T14">d</text:span><text:span text:style-name="T13">o os passos do item </text:span><text:span text:style-name="T14">acima.</text:span></text:p>
      <text:p text:style-name="P3"/>
      <text:p text:style-name="P4">Após a criação do Grupo de Recuros e do <text:span text:style-name="T15">Azure Foundry</text:span>:</text:p>
      <text:p text:style-name="P4"><text:span text:style-name="T6">1.</text:span> Acesso meu ambiente criado e <text:span text:style-name="T16">nele, seleciono Playgrounds</text:span></text:p>
      <text:p text:style-name="P4"><text:span text:style-name="T6">2.</text:span> <text:span text:style-name="T16">ins</text:span><text:span text:style-name="T17">iro</text:span><text:span text:style-name="T16"> uma mensagem no prompt </text:span><text:span text:style-name="T18">Give the model instructions and context</text:span><text:span text:style-name="T16">: “ Voce é um especialista em SNA que irá me ajudar com dúvidas asobre o tema.</text:span><text:span text:style-name="T19">Traga em formato de citação. Referencie autor </text:span><text:span text:style-name="T20">e ano</text:span><text:span text:style-name="T19">.</text:span><text:span text:style-name="T16">” </text:span><text:span text:style-name="T21">executo em seeguida aplly changes</text:span></text:p>
      <text:p text:style-name="P4"><text:span text:style-name="T6">3.</text:span> <text:span text:style-name="T21">Escrevo a mensagem no prompt: “ O que é SNA” para testar a resposta do modelo.</text:span></text:p>
      <text:p text:style-name="P4"><text:span text:style-name="T6">4.</text:span> <text:span text:style-name="T22">Em Playgrounds → View Code → Add your data → clique em + Add a new data source, e faça upload de arquivos pdf no campo Data source</text:span></text:p>
      <text:p text:style-name="P4"><text:span text:style-name="T6">5.</text:span> <text:span text:style-name="T23">No meu grupo de recur</text:span><text:span text:style-name="T24">s</text:span><text:span text:style-name="T23">os, criar um Azure AI Search </text:span><text:span text:style-name="T25">nomeando e colocar região: S</text:span><text:span text:style-name="T26">w</text:span><text:span text:style-name="T25">eden Central. </text:span></text:p>
      <text:p text:style-name="P7"><text:span text:style-name="T6">6.</text:span> <text:span text:style-name="T27">Em Source Data, </text:span><text:span text:style-name="T28">Voltar no upload dos arquivos pdfs e se estiverem carregados, clicar em next. </text:span></text:p>
      <text:p text:style-name="P7"><text:span text:style-name="T29">7. </text:span><text:span text:style-name="T27">Em </text:span><text:span text:style-name="T30">index configuration, </text:span><text:span text:style-name="T31">no campo “Select Azure AI Search service “ </text:span><text:span text:style-name="T27">selecionar o Azure Ai Foundry criado </text:span><text:span text:style-name="T32">e clicar em connect. </text:span><text:span text:style-name="T27">Em seguinda, </text:span><text:span text:style-name="T33">c</text:span><text:span text:style-name="T34">licar em next.</text:span></text:p>
      <text:p text:style-name="P8"><text:span text:style-name="T35">8</text:span><text:span text:style-name="T6">.</text:span> <text:span text:style-name="T36">Em Search Settins, clique </text:span><text:span text:style-name="T37">em </text:span><text:span text:style-name="T36">next.</text:span></text:p>
      <text:p text:style-name="P9"><text:span text:style-name="T38">9</text:span><text:span text:style-name="T39">.</text:span><text:span text:style-name="T40"> </text:span><text:span text:style-name="T41">Em </text:span><text:span text:style-name="T42">Review and finish, clique em Create vector index.</text:span></text:p>
      <text:p text:style-name="P10"><text:span text:style-name="T43">10</text:span><text:span text:style-name="T44">.</text:span><text:span text:style-name="T30"> A</text:span><text:span text:style-name="T45">pós o A</text:span><text:span text:style-name="T30">zure AI Search </text:span><text:span text:style-name="T45">vetorizar os pdfs, poss</text:span><text:span text:style-name="T37">o</text:span><text:span text:style-name="T45"> enviar uma pergunta no prompt para testar a acurácia do modelo.</text:span></text:p>
      <text:p text:style-name="P11"><text:span text:style-name="T46">11</text:span><text:span text:style-name="T44">.</text:span><text:span text:style-name="T30"> </text:span><text:span text:style-name="T47">Em Deploy → deploy to a web app, com os settings: nome: criar nome, Subscription: minha assinatura, Resource Group: meu grupo de recursos, Location: Sweden Central, Pricing plan: basic, </text:span><text:span text:style-name="T48">Enable chat history: selecionado.</text:span></text:p>
      <text:p text:style-name="P12">Obs: deploy pode ser dado com as opções: <text:span text:style-name="T49">as a web app, </text:span>as a new teams app, to a new copilot in copilot studio, </text:p>
      <text:p text:style-name="P13"><text:span text:style-name="T46">1</text:span><text:span text:style-name="T50">2</text:span><text:span text:style-name="T44">.</text:span> No menu Web Apps selecionar o projeto criado e realizar teste no prompt com a questão “O que é SNA?”</text:p>
      <text:p text:style-name="P13"><text:soft-page-break/></text:p>
      <text:p text:style-name="P14">Obs: Outros recursos do AI Foundry:</text:p>
      <text:p text:style-name="P14">- AI Services</text:p>
      <text:p text:style-name="P14">-Agents</text:p>
      <text:p text:style-name="P14">-Fine-tuning</text:p>
      <text:p text:style-name="P14">-Prompt-flow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18:06:42.334811200</meta:creation-date>
    <dc:date>2025-05-09T15:44:33.976370600</dc:date>
    <meta:editing-duration>PT2H22M51S</meta:editing-duration>
    <meta:editing-cycles>55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28" meta:word-count="516" meta:character-count="3007" meta:non-whitespace-character-count="2515"/>
  </office:meta>
</office:document-meta>
</file>